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85"/>
          <table:table-cell office:value-type="string" calcext:value-type="string">
            <text:p>arrow_barrage</text:p>
          </table:table-cell>
          <table:table-cell table:number-columns-repeated="6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6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0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/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529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08:53:50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8T08:55:59.413000000</dc:date>
    <meta:editing-duration>PT17H10M5S</meta:editing-duration>
    <meta:editing-cycles>68</meta:editing-cycles>
    <meta:generator>Trio_Office/6.2.8.2$Windows_x86 LibreOffice_project/</meta:generator>
    <meta:document-statistic meta:table-count="1" meta:cell-count="279" meta:object-count="0"/>
  </office:meta>
</office:document-meta>
</file>